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008080"/>
    </style:style>
    <style:style style:name="T2" style:family="text">
      <style:text-properties fo:color="#00808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3f7f7f"/>
    </style:style>
    <style:style style:name="T4" style:family="text">
      <style:text-properties fo:color="#3f7f7f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fo:color="#7f007f"/>
    </style:style>
    <style:style style:name="T6" style:family="text">
      <style:text-properties fo:color="#3c3c3c"/>
    </style:style>
    <style:style style:name="T7" style:family="text">
      <style:text-properties fo:color="#3c3c3c" style:text-underline-style="none"/>
    </style:style>
    <style:style style:name="T8" style:family="text">
      <style:text-properties fo:color="#2a00ff" fo:font-style="italic" style:font-style-asian="italic" style:font-style-complex="italic"/>
    </style:style>
    <style:style style:name="T9" style:family="text">
      <style:text-properties style:font-name="Monospace" fo:font-size="10pt" style:font-name-asian="Monospace" style:font-size-asian="10pt" style:font-name-complex="Monospace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s DOM Básicos – Repaso</text:p>
      <text:p text:style-name="Standard"/>
      <text:list xml:id="list1740799607" text:style-name="L1">
        <text:list-item>
          <text:p text:style-name="P1">Realiza una página web con un enlace. Al pulsar sobre el enlace se debe mostrar el segundo atributo del enlace y su valor mediante dos ventanas de alerta.</text:p>
          <text:p text:style-name="P1"><text:span text:style-name="T2">&lt;!</text:span><text:span text:style-name="T4">DOCTYPE</text:span><text:span text:style-name="T9"> </text:span><text:span text:style-name="T2">html&gt;</text:span></text:p>
        </text:list-item>
      </text:list>
      <text:p text:style-name="P3"><text:span text:style-name="T1"><text:tab/>&lt;</text:span><text:span text:style-name="T3">html</text:span><text:span text:style-name="T1">&gt;</text:span></text:p>
      <text:p text:style-name="P3"><text:span text:style-name="T1"><text:tab/>&lt;</text:span><text:span text:style-name="T3">head</text:span><text:span text:style-name="T1">&gt;</text:span></text:p>
      <text:p text:style-name="P3"><text:span text:style-name="T1"><text:tab/><text:tab/>&lt;</text:span><text:span text:style-name="T3">meta</text:span> <text:span text:style-name="T5">charset</text:span><text:span text:style-name="T6">=</text:span><text:span text:style-name="T8">"UTF-8"</text:span><text:span text:style-name="T1">&gt;</text:span></text:p>
      <text:p text:style-name="P3"><text:span text:style-name="T1"><text:tab/><text:tab/>&lt;</text:span><text:span text:style-name="T3">title</text:span><text:span text:style-name="T1">&gt;</text:span><text:span text:style-name="T6">Ejercicio Javascript</text:span><text:span text:style-name="T1">&lt;/</text:span><text:span text:style-name="T3">title</text:span><text:span text:style-name="T1">&gt;</text:span></text:p>
      <text:p text:style-name="P3"><text:span text:style-name="T1"><text:tab/>&lt;/</text:span><text:span text:style-name="T3">head</text:span><text:span text:style-name="T1">&gt;</text:span></text:p>
      <text:p text:style-name="P3"><text:span text:style-name="T1"><text:tab/>&lt;</text:span><text:span text:style-name="T3">body</text:span><text:span text:style-name="T1">&gt;</text:span></text:p>
      <text:p text:style-name="P3"><text:span text:style-name="T6"><text:tab/><text:tab/></text:span><text:span text:style-name="T1">&lt;</text:span><text:span text:style-name="T3">a</text:span> <text:span text:style-name="T5">href</text:span><text:span text:style-name="T6">=</text:span><text:span text:style-name="T8">"#"</text:span> <text:span text:style-name="T5">id</text:span><text:span text:style-name="T6">=</text:span><text:span text:style-name="T8">"id_link"</text:span> <text:span text:style-name="T5">title</text:span><text:span text:style-name="T6">=</text:span><text:span text:style-name="T8">"Enlace de prueba"</text:span><text:span text:style-name="T1">&gt;</text:span><text:span text:style-name="T7">Pulsa aquí</text:span><text:span text:style-name="T1">&lt;/</text:span><text:span text:style-name="T3">a</text:span><text:span text:style-name="T1">&gt;</text:span></text:p>
      <text:p text:style-name="P3"><text:span text:style-name="T1"><text:tab/>&lt;/</text:span><text:span text:style-name="T3">body</text:span><text:span text:style-name="T1">&gt;</text:span></text:p>
      <text:p text:style-name="P4"><text:span text:style-name="T2"><text:tab/>&lt;/</text:span><text:span text:style-name="T4">html</text:span><text:span text:style-name="T2">&gt;</text:span></text:p>
      <text:p text:style-name="Standard"/>
      <text:p text:style-name="Standard"/>
      <text:p text:style-name="Standard"/>
      <text:list xml:id="list502766609" text:continue-numbering="true" text:style-name="L1">
        <text:list-item>
          <text:p text:style-name="P1">Al pulsar sobre el enlace debe cambiar la dirección del enlace a otro sitio web.</text:p>
          <text:p text:style-name="P1"/>
          <text:p text:style-name="P1"/>
        </text:list-item>
        <text:list-item>
          <text:p text:style-name="P1">Al pulsar sobre enlace debe cambiar el title “Enlace de prueba” por “enlace de prueba cambiado”.</text:p>
          <text:p text:style-name="P1"/>
          <text:p text:style-name="P1"/>
        </text:list-item>
        <text:list-item>
          <text:p text:style-name="P1">Cambia el ejercicio anterior para que el cambio se produzca al poner el ratón encima del enlace (sin necesidad de hacer clic).</text:p>
          <text:p text:style-name="P1"/>
          <text:p text:style-name="P1"/>
        </text:list-item>
        <text:list-item>
          <text:p text:style-name="P1">Modifica el fichero anterior para que al pasar el ratón por el enlace aparezca el texto “Has pasado el ratón por el enlace” colocado a la derecha del enlace.</text:p>
          <text:p text:style-name="P1">Si pulsamos sobre el enlace cambiaremos las siguientes propiedades del texto adicional:</text:p>
          <text:p text:style-name="P1">color (#0101ff) y font-weight (bold).</text:p>
        </text:list-item>
      </text:list>
      <text:p text:style-name="Standard"/>
      <text:p text:style-name="Standard"/>
      <text:list xml:id="list1899304268" text:continue-numbering="true" text:style-name="L1">
        <text:list-header>
          <text:p text:style-name="P1"/>
        </text:list-header>
        <text:list-item>
          <text:p text:style-name="P1">Debemos insertar el texto &lt;h3&gt;Enlace pulsado&lt;/h3&gt; en una línea anterior al enlace, cuando el enlace sea pulsado.</text:p>
        </text:list-item>
      </text:list>
      <text:p text:style-name="Standard"/>
      <text:p text:style-name="Standard"/>
      <text:p text:style-name="Standard"/>
      <text:list xml:id="list1035087920" text:continue-numbering="true" text:style-name="L1">
        <text:list-item>
          <text:p text:style-name="P1">Crea un formulario con una caja de texto y un botón con el texto “Añadir más cajas”. Cada vez que se pulse al botón se debe añadir una nueva caja de texto.</text:p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da </meta:initial-creator>
    <meta:creation-date>2012-10-07T23:39:08</meta:creation-date>
    <dc:date>2012-10-08T00:06:42</dc:date>
    <dc:creator>juanda </dc:creator>
    <meta:editing-duration>PT12M4S</meta:editing-duration>
    <meta:editing-cycles>1</meta:editing-cycles>
    <meta:document-statistic meta:table-count="0" meta:image-count="0" meta:object-count="0" meta:page-count="1" meta:paragraph-count="20" meta:word-count="208" meta:character-count="343" meta:non-whitespace-character-count="1046"/>
    <meta:generator>LibreOffice/3.5$Linux_X86_64 LibreOffice_project/350m1$Build-2</meta:generator>
  </office:meta>
</office:document-meta>
</file>